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1ed9" officeooo:paragraph-rsid="00191ed9"/>
    </style:style>
    <style:style style:name="P2" style:family="paragraph" style:parent-style-name="Standard">
      <style:text-properties fo:font-weight="bold" officeooo:rsid="00191ed9" officeooo:paragraph-rsid="00191ed9" style:font-weight-asian="bold" style:font-weight-complex="bold"/>
    </style:style>
    <style:style style:name="P3" style:family="paragraph" style:parent-style-name="Standard">
      <style:text-properties officeooo:rsid="00191ed9" officeooo:paragraph-rsid="00191ed9"/>
    </style:style>
    <style:style style:name="P4" style:family="paragraph" style:parent-style-name="Standard">
      <style:text-properties officeooo:rsid="001ad6c0" officeooo:paragraph-rsid="001ad6c0"/>
    </style:style>
    <style:style style:name="P5" style:family="paragraph" style:parent-style-name="Standard">
      <style:text-properties fo:font-weight="bold" officeooo:rsid="001ad6c0" officeooo:paragraph-rsid="001ad6c0" style:font-weight-asian="bold" style:font-weight-complex="bold"/>
    </style:style>
    <style:style style:name="P6" style:family="paragraph" style:parent-style-name="Standard">
      <style:text-properties fo:font-size="14pt" fo:font-weight="bold" officeooo:rsid="001ad6c0" officeooo:paragraph-rsid="001ad6c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1ad6c0" officeooo:paragraph-rsid="001ad6c0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tions, Acronyms, Abbreviations</text:p>
      <text:p text:style-name="P1"/>
      <text:p text:style-name="P2">Definitions</text:p>
      <text:p text:style-name="P1"/>
      <text:p text:style-name="P1"><text:tab/>Platform: system/application as a whole.</text:p>
      <text:p text:style-name="P1"><text:tab/>User: An end user who is currently registered to the Travlendar+ application and has credentials to access.</text:p>
      <text:p text:style-name="P1"><text:tab/>Guest: Person not registered yet and with limited access to features.</text:p>
      <text:p text:style-name="P1"><text:tab/>Event: A scheduled meeting or other kind of appointment a user has to attend.</text:p>
      <text:p text:style-name="P1"><text:tab/>Journey: The path chosen by the application as the one with all the fullfilled requirements.</text:p>
      <text:p text:style-name="P1"><text:tab/>Bad Weather: A weather that prevents the user from choosing some path options. The listed bad weathers are snow, rain, storm and others.</text:p>
      <text:p text:style-name="P1"><text:tab/>Framework: Reusable set of libraries or classes for a software system.</text:p>
      <text:p text:style-name="P1"><text:tab/>Cross-Platform: software able to run on different platforms with same code.</text:p>
      <text:p text:style-name="P1"><text:tab/>Port: in the internet protocol suite, it is an endpoint of communication in operating system</text:p>
      <text:p text:style-name="P1"/>
      <text:p text:style-name="P1"/>
      <text:p text:style-name="P2">Acronyms</text:p>
      <text:p text:style-name="P1"/>
      <text:p text:style-name="P1"/>
      <text:p text:style-name="P1"><text:tab/>RASD: Requirements Analysis and Specification Document</text:p>
      <text:p text:style-name="P1"><text:tab/>DB: Database</text:p>
      <text:p text:style-name="P1"><text:tab/>DBMS: Database Management System</text:p>
      <text:p text:style-name="P1"><text:tab/>OS: Operating System </text:p>
      <text:p text:style-name="P1"><text:tab/>HTML: HyperText Markup Language</text:p>
      <text:p text:style-name="P1"><text:tab/>CSS: Cascading Style Sheets</text:p>
      <text:p text:style-name="P1"><text:tab/>JS: JavaScript</text:p>
      <text:p text:style-name="P1"><text:tab/>JSON: JavaScript Object Notation</text:p>
      <text:p text:style-name="P1"><text:tab/>API: Application Programming Interface</text:p>
      <text:p text:style-name="P1"><text:tab/>IDE: Integrated Development Environment</text:p>
      <text:p text:style-name="P1"><text:tab/>RAM: Random Access Memory</text:p>
      <text:p text:style-name="P1"><text:tab/>HTTP: HyperText Transfer Protocol</text:p>
      <text:p text:style-name="P1"><text:tab/>HTTPS: HyperText Transfer Protocol Secure</text:p>
      <text:p text:style-name="P1"><text:tab/>TCP: Transmission Control Protocol</text:p>
      <text:p text:style-name="P1"><text:tab/></text:p>
      <text:p text:style-name="P1"/>
      <text:p text:style-name="P1"/>
      <text:p text:style-name="P2">Abbreviations</text:p>
      <text:p text:style-name="P1"/>
      <text:p text:style-name="P1"><text:tab/>Gn: n-th goal</text:p>
      <text:p text:style-name="P1"><text:tab/>Rn: n-th functional requirement</text:p>
      <text:p text:style-name="P1"><text:tab/>Dn: n-th domain</text:p>
      <text:p text:style-name="P1"><text:tab/>Mn: n-th mockup</text:p>
      <text:p text:style-name="P1"><text:tab/>WebApp: WebApplication </text:p>
      <text:p text:style-name="P1"/>
      <text:p text:style-name="P1"/>
      <text:p text:style-name="P4">--Updated</text:p>
      <text:p text:style-name="P1"/>
      <text:p text:style-name="P5">2.3</text:p>
      <text:p text:style-name="P7"/>
      <text:p text:style-name="P6">User Characteristics</text:p>
      <text:p text:style-name="P4"/>
      <text:p text:style-name="P4"><text:soft-page-break/></text:p>
      <text:p text:style-name="P4">We don't require the user to be particulary skilled in new technologies as we expect the users to be aware and capable of using basic functions of mobile devices.</text:p>
      <text:p text:style-name="P4"/>
      <text:p text:style-name="P4">The actors we identified are:</text:p>
      <text:p text:style-name="P4"/>
      <text:p text:style-name="P4"><text:tab/><text:span text:style-name="T1">Guests</text:span>: people that haven't yet gained credentials to access the full service are only able to check the best journey options with some restrictions: they cannot save their schedule nor buy tickets or use third part sharing services.</text:p>
      <text:p text:style-name="P4"><text:tab/><text:span text:style-name="T1">Users</text:span>: guests that are currently registered to Travlendar+ and already verified their credentials (as e-mail address). Such users are able to log in and access full service with no restrictions.</text:p>
      <text:p text:style-name="P4"/>
      <text:p text:style-name="P6">Assumptions, Dependencies and Constraints</text:p>
      <text:p text:style-name="P4"/>
      <text:p text:style-name="P5">Costraints</text:p>
      <text:p text:style-name="P4"/>
      <text:p text:style-name="P4"/>
      <text:p text:style-name="P4"><text:tab/>Hardware limitations: Our application runs on every mobile device like smartphones and tablets, independently of the OS (will run on Android, iOS and Windows Phone). Therefore, as the App consumes a low amount of RAM, the only hardware constraint for the users is to have a mid-range device. (for instance Nexus 4 or better for Android, iPhone 5 or better for iOS and Nokia Lumia 520 for Windows Mobile).</text:p>
      <text:p text:style-name="P4"><text:tab/>Interface to other applications: The system needs to interfaces itself with other third part applications in order to provide the capability of buying tickets and booking sharing services.</text:p>
      <text:p text:style-name="P4"><text:tab/>Parallel operations: The application must be able to handle multiple parallel requests from several users granting a high reactivity.</text:p>
      <text:p text:style-name="P4"><text:tab/>Availability limitations: The system's uptime and availability are around the 98\% corresponding to a maximum downtime of $3.36h$ per week.</text:p>
      <text:p text:style-name="P4"><text:tab/>Privacy Constraints: The personal informations of the users, as for instance the current geo-position, must be safely stored and not reachable to other people.</text:p>
      <text:p text:style-name="P4"/>
      <text:p text:style-name="P4"/>
      <text:p text:style-name="P4"/>
      <text:p text:style-name="P5">Assumptions and Dependecies</text:p>
      <text:p text:style-name="P4"/>
      <text:p text:style-name="P4"><text:tab/><text:span text:style-name="T2">Internet Connection</text:span>: the device used by the users dispose of an internet connection and a sufficient bandwidth to use the application.</text:p>
      <text:p text:style-name="P4"><text:tab/><text:span text:style-name="T2">Device GPS</text:span>: the device used by the users dispose of a built in GPS Localizer.</text:p>
      <text:p text:style-name="P4"><text:tab/>P<text:span text:style-name="T2">ublic transports tracking</text:span>: all the public transports are real time localized</text:p>
      <text:p text:style-name="P4"><text:tab/><text:span text:style-name="T2">No privileged users</text:span>: there are no priviled users or administrators with particular functions</text:p>
      <text:p text:style-name="P4"><text:tab/><text:span text:style-name="T2">No user connections</text:span>: every user is independent from the others, and their schedule does not affect by any mean the others schedules</text:p>
      <text:p text:style-name="P4"><text:tab/><text:span text:style-name="T2">Weather information not available</text:span>: when the weather informations are not available, the system computates the schedules without considering them</text:p>
      <text:p text:style-name="P4"><text:tab/><text:span text:style-name="T2">Booking range</text:span>: we assume that the users are not interested in planning events that will occur later than a week</text:p>
      <text:p text:style-name="P4"><text:tab/><text:span text:style-name="T2">City Location</text:span>: the users live and uses the application in the surroundings of Milan</text:p>
      <text:p text:style-name="P4"><text:tab/><text:span text:style-name="T2">Weather information provided</text:span>: we assume that the weather informations are correct and provided by a third part</text:p>
      <text:p text:style-name="P4"><text:tab/><text:span text:style-name="T2">Shared services provided</text:span>: we assume that the sharing services are working and provided by a third part</text:p>
      <text:p text:style-name="P4"><text:soft-page-break/><text:tab/><text:span text:style-name="T2">Host availability</text:span>: the server which hosts the application has an uptime greater or equal to the uptime of the application</text:p>
      <text:p text:style-name="P4"><text:tab/><text:span text:style-name="T2">Battery duration</text:span>: user's device's battery duration is enough to permit the fullfillment of the journey.</text:p>
      <text:p text:style-name="P4"><text:tab/><text:span text:style-name="T2">API availability</text:span>: the API provided by third part's services are always available</text:p>
      <text:p text:style-name="P4"><text:tab/><text:span text:style-name="T2">Break/Lunch time</text:span>: we assume that the user will eat near the same place of the event before the break.</text:p>
      <text:p text:style-name="P4"><text:tab/><text:span text:style-name="T2">OS Permission Granted</text:span>: the user will always grant to his OS's device the permission to access to all the needed services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9:21:04.055030659</meta:creation-date>
    <dc:date>2017-10-18T14:46:37.590284192</dc:date>
    <meta:editing-duration>PT6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728" meta:character-count="4744" meta:non-whitespace-character-count="4026"/>
  </office:meta>
</office:document-meta>
</file>